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81000001908870A5FE1A358931.png" manifest:media-type="image/png"/>
  <manifest:file-entry manifest:full-path="Pictures/100000000000028100000191F02E670E036662C2.bmp" manifest:media-type="image/bmp"/>
  <manifest:file-entry manifest:full-path="Pictures/1000000000000280000001913A9207ECD74E8D55.png" manifest:media-type="image/png"/>
  <manifest:file-entry manifest:full-path="Pictures/1000000000000281000001918A03E77A4217B9EE.png" manifest:media-type="image/png"/>
  <manifest:file-entry manifest:full-path="Pictures/100000000000028200000191089C87E827B97B94.png" manifest:media-type="image/png"/>
  <manifest:file-entry manifest:full-path="Pictures/10000000000002810000019140EA593C952E2D7E.png" manifest:media-type="image/png"/>
  <manifest:file-entry manifest:full-path="Pictures/1000000000000282000001917329B58DFA123121.bmp" manifest:media-type="image/bmp"/>
  <manifest:file-entry manifest:full-path="Pictures/10000000000002810000019141D86BA2645B66DF.bmp" manifest:media-type="image/bmp"/>
  <manifest:file-entry manifest:full-path="Pictures/1000000000000281000001909581F5914F9B1D70.png" manifest:media-type="image/png"/>
  <manifest:file-entry manifest:full-path="Pictures/100000000000028200000190EBB5D49163AFB7B0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Image2" text:anchor-type="paragraph" svg:width="16.986cm" svg:height="10.61cm" draw:z-index="7"><draw:image xlink:href="Pictures/1000000000000282000001917329B58DFA123121.bmp" xlink:type="simple" xlink:show="embed" xlink:actuate="onLoad"/></draw:frame><draw:frame draw:style-name="fr1" draw:name="Image1" text:anchor-type="char" svg:x="-0.005cm" svg:y="15.118cm" svg:width="16.958cm" svg:height="10.582cm" draw:z-index="0"><draw:image xlink:href="Pictures/1000000000000281000001909581F5914F9B1D70.png" xlink:type="simple" xlink:show="embed" xlink:actuate="onLoad"/></draw:frame></text:p>
      <text:p text:style-name="P1"><draw:frame draw:style-name="fr3" draw:name="Image9" text:anchor-type="paragraph" svg:x="0.048cm" svg:y="15.106cm" svg:width="16.96cm" svg:height="10.61cm" draw:z-index="8"><draw:image xlink:href="Pictures/10000000000002810000019141D86BA2645B66DF.bmp" xlink:type="simple" xlink:show="embed" xlink:actuate="onLoad"/></draw:frame><draw:frame draw:style-name="fr1" draw:name="Image4" text:anchor-type="char" svg:x="-0.058cm" svg:y="0.104cm" svg:width="16.984cm" svg:height="10.582cm" draw:z-index="2"><draw:image xlink:href="Pictures/100000000000028200000190EBB5D49163AFB7B0.png" xlink:type="simple" xlink:show="embed" xlink:actuate="onLoad"/></draw:frame></text:p>
      <text:p text:style-name="P1"><draw:frame draw:style-name="fr1" draw:name="Image5" text:anchor-type="char" svg:x="-0.032cm" svg:y="0.028cm" svg:width="16.984cm" svg:height="10.608cm" draw:z-index="4"><draw:image xlink:href="Pictures/100000000000028200000191089C87E827B97B94.png" xlink:type="simple" xlink:show="embed" xlink:actuate="onLoad"/></draw:frame><draw:frame draw:style-name="fr1" draw:name="Image6" text:anchor-type="char" svg:x="0.048cm" svg:y="14.951cm" svg:width="16.958cm" svg:height="10.608cm" draw:z-index="5"><draw:image xlink:href="Pictures/1000000000000281000001918A03E77A4217B9EE.png" xlink:type="simple" xlink:show="embed" xlink:actuate="onLoad"/></draw:frame></text:p>
      <text:p text:style-name="P1"><draw:frame draw:style-name="fr2" draw:name="Image10" text:anchor-type="paragraph" svg:width="16.96cm" svg:height="10.61cm" draw:z-index="9"><draw:image xlink:href="Pictures/100000000000028100000191F02E670E036662C2.bmp" xlink:type="simple" xlink:show="embed" xlink:actuate="onLoad"/></draw:frame><draw:frame draw:style-name="fr1" draw:name="Image3" text:anchor-type="char" svg:x="-0.005cm" svg:y="15.097cm" svg:width="16.958cm" svg:height="10.608cm" draw:z-index="1"><draw:image xlink:href="Pictures/10000000000002810000019140EA593C952E2D7E.png" xlink:type="simple" xlink:show="embed" xlink:actuate="onLoad"/></draw:frame></text:p>
      <text:p text:style-name="P1"><draw:frame draw:style-name="fr1" draw:name="Image7" text:anchor-type="char" svg:x="0.074cm" svg:y="0.092cm" svg:width="16.958cm" svg:height="10.582cm" draw:z-index="3"><draw:image xlink:href="Pictures/1000000000000281000001908870A5FE1A358931.png" xlink:type="simple" xlink:show="embed" xlink:actuate="onLoad"/></draw:frame><draw:frame draw:style-name="fr1" draw:name="Image8" text:anchor-type="char" svg:x="0.074cm" svg:y="15.018cm" svg:width="16.932cm" svg:height="10.608cm" draw:z-index="6"><draw:image xlink:href="Pictures/1000000000000280000001913A9207ECD74E8D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WenQuanYi Micro Hei1" style:font-family-asian="'WenQuanYi Micro Hei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21:34:00.501957900</meta:creation-date>
    <dc:date>2017-03-07T19:00:14.164687881</dc:date>
    <meta:editing-cycles>2</meta:editing-cycles>
    <meta:editing-duration>PT10M52S</meta:editing-duration>
    <meta:generator>LibreOffice/5.1.6.2$Linux_x86 LibreOffice_project/10m0$Build-2</meta:generator>
    <meta:document-statistic meta:table-count="0" meta:image-count="10" meta:object-count="0" meta:page-count="5" meta:paragraph-count="0" meta:word-count="0" meta:character-count="0" meta:non-whitespace-character-count="0"/>
  </office:meta>
</office:document-meta>
</file>